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62228" officeooo:paragraph-rsid="00062228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i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Box1" form:control-implementation="ooo:com.sun.star.form.component.TextField" xml:id="control1" form:id="control1" form:current-value="DefaultValue1" form:value="DefaultValu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Box1" form:control-implementation="ooo:com.sun.star.form.component.CheckBox" xml:id="control2" form:id="control2" form:label="CheckBoxLabe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Radio1" form:control-implementation="ooo:com.sun.star.form.component.RadioButton" xml:id="control3" form:id="control3" form:label="RadioLabel1" form:input-required="false" formx:group-name="RadioGroup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2" form:control-implementation="ooo:com.sun.star.form.component.RadioButton" xml:id="control4" form:id="control4" form:label="RadioLabel2" form:input-required="false" formx:group-name="RadioGroup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xt box.</text:p>
      <text:p text:style-name="P1"><draw:control text:anchor-type="as-char" draw:z-index="0" draw:name="Forma1" draw:style-name="gr2" draw:text-style-name="P3" svg:width="16.934cm" svg:height="0.768cm" draw:control="control1"/></text:p>
      <text:p text:style-name="P1"/>
      <text:p text:style-name="P1">This is a check box.</text:p>
      <text:p text:style-name="P1"><draw:control text:anchor-type="as-char" draw:z-index="1" draw:name="Forma2" draw:style-name="gr1" draw:text-style-name="P2" svg:width="16.802cm" svg:height="0.742cm" draw:control="control2"/></text:p>
      <text:p text:style-name="P1"/>
      <text:p text:style-name="P1">These are two radio boxes.</text:p>
      <text:p text:style-name="P1"><draw:control text:anchor-type="as-char" draw:z-index="2" draw:name="Forma3" draw:style-name="gr1" draw:text-style-name="P2" svg:width="9.579cm" svg:height="0.609cm" draw:control="control3"/><draw:control text:anchor-type="as-char" draw:z-index="3" draw:name="Forma4" draw:style-name="gr1" draw:text-style-name="P2" svg:width="7.224cm" svg:height="0.609cm" draw:control="control4"/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JP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JP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rc Vinyals</meta:initial-creator>
    <meta:creation-date>2020-09-13T00:39:55.228379959</meta:creation-date>
    <dc:date>2020-09-13T00:48:08.061164681</dc:date>
    <dc:creator>Marc Vinyals</dc:creator>
    <meta:editing-duration>PT8M14S</meta:editing-duration>
    <meta:editing-cycles>1</meta:editing-cycles>
    <meta:document-statistic meta:table-count="0" meta:image-count="0" meta:object-count="0" meta:page-count="1" meta:paragraph-count="6" meta:word-count="15" meta:character-count="65" meta:non-whitespace-character-count="53"/>
    <meta:generator>LibreOffice/6.4.3.2$Linux_X86_64 LibreOffice_project/40$Build-2</meta:generator>
  </office:meta>
</office:document-meta>
</file>